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Subtitle">
      <style:text-properties style:font-name="Georgia"/>
    </style:style>
    <style:style style:name="P4" style:family="paragraph" style:parent-style-name="Text_20_body">
      <style:paragraph-properties fo:text-align="center" style:justify-single-word="false"/>
      <style:text-properties style:font-name="Georgia" officeooo:rsid="000d6a86" officeooo:paragraph-rsid="000d6a86"/>
    </style:style>
    <style:style style:name="P5" style:family="paragraph" style:parent-style-name="Title">
      <style:text-properties style:font-name="Georgia" officeooo:rsid="000d6a86" officeooo:paragraph-rsid="000d6a86"/>
    </style:style>
    <style:style style:name="P6" style:family="paragraph" style:parent-style-name="Text_20_body">
      <style:paragraph-properties fo:text-align="start" style:justify-single-word="false"/>
      <style:text-properties style:font-name="Georgia" officeooo:rsid="000d6a86" officeooo:paragraph-rsid="000d6a86"/>
    </style:style>
    <style:style style:name="P7" style:family="paragraph" style:parent-style-name="Text_20_body">
      <style:paragraph-properties fo:text-align="start" style:justify-single-word="false"/>
      <style:text-properties style:font-name="Georgia" officeooo:rsid="00217bd3" officeooo:paragraph-rsid="00217bd3"/>
    </style:style>
    <style:style style:name="P8" style:family="paragraph" style:parent-style-name="Text_20_body">
      <style:paragraph-properties fo:text-align="center" style:justify-single-word="false"/>
      <style:text-properties style:font-name="Georgia" officeooo:rsid="00217bd3" officeooo:paragraph-rsid="00217bd3"/>
    </style:style>
    <style:style style:name="P9" style:family="paragraph" style:parent-style-name="Text_20_body">
      <style:paragraph-properties fo:text-align="start" style:justify-single-word="false"/>
      <style:text-properties style:font-name="Georgia" fo:font-style="normal" officeooo:rsid="0018ba36" officeooo:paragraph-rsid="000d6a86" style:font-style-asian="normal" style:font-style-complex="normal"/>
    </style:style>
    <style:style style:name="P10" style:family="paragraph" style:parent-style-name="Text_20_body">
      <style:paragraph-properties fo:text-align="start" style:justify-single-word="false"/>
      <style:text-properties style:font-name="Georgia" fo:font-style="normal" officeooo:rsid="00217bd3" officeooo:paragraph-rsid="00217bd3" style:font-style-asian="normal" style:font-style-complex="normal"/>
    </style:style>
    <style:style style:name="P11" style:family="paragraph" style:parent-style-name="Text_20_body">
      <style:paragraph-properties fo:text-align="start" style:justify-single-word="false"/>
      <style:text-properties style:font-name="Georgia" fo:font-style="normal" officeooo:rsid="00346a4b" officeooo:paragraph-rsid="0035a44d" style:font-style-asian="normal" style:font-style-complex="normal"/>
    </style:style>
    <style:style style:name="P12" style:family="paragraph" style:parent-style-name="Text_20_body">
      <style:paragraph-properties fo:text-align="start" style:justify-single-word="false"/>
      <style:text-properties style:font-name="Georgia" fo:font-style="normal" officeooo:rsid="0035a44d" officeooo:paragraph-rsid="0035a44d" style:font-style-asian="normal" style:font-style-complex="normal"/>
    </style:style>
    <style:style style:name="P13" style:family="paragraph" style:parent-style-name="Text_20_body">
      <style:paragraph-properties fo:text-align="start" style:justify-single-word="false"/>
      <style:text-properties style:font-name="Georgia" fo:font-style="normal" officeooo:rsid="004dafec" officeooo:paragraph-rsid="004dafec"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4dafec" officeooo:paragraph-rsid="00553654" style:font-style-asian="normal" style:font-style-complex="normal"/>
    </style:style>
    <style:style style:name="P15" style:family="paragraph" style:parent-style-name="Text_20_body">
      <style:paragraph-properties fo:text-align="center" style:justify-single-word="false"/>
      <style:text-properties style:font-name="Georgia" fo:font-style="normal" officeooo:rsid="004dafec" officeooo:paragraph-rsid="004dafec"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51e605" officeooo:paragraph-rsid="00553654"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5715ee" officeooo:paragraph-rsid="005715ee" style:font-style-asian="normal" style:font-style-complex="normal"/>
    </style:style>
    <style:style style:name="P18" style:family="paragraph" style:parent-style-name="Text_20_body">
      <style:paragraph-properties fo:text-align="center" style:justify-single-word="false"/>
      <style:text-properties style:font-name="Georgia" fo:font-style="normal" officeooo:rsid="005715ee" officeooo:paragraph-rsid="005715ee" style:font-style-asian="normal" style:font-style-complex="normal"/>
    </style:style>
    <style:style style:name="P19" style:family="paragraph" style:parent-style-name="Text_20_body">
      <style:paragraph-properties fo:text-align="start" style:justify-single-word="false"/>
      <style:text-properties officeooo:paragraph-rsid="0035a44d"/>
    </style:style>
    <style:style style:name="P20" style:family="paragraph" style:parent-style-name="Text_20_body">
      <style:paragraph-properties fo:text-align="start" style:justify-single-word="false"/>
      <style:text-properties officeooo:paragraph-rsid="00217bd3"/>
    </style:style>
    <style:style style:name="P21" style:family="paragraph" style:parent-style-name="Text_20_body">
      <style:paragraph-properties fo:text-align="start" style:justify-single-word="false"/>
      <style:text-properties style:font-name="Georgia" fo:font-style="normal" officeooo:rsid="005715ee" officeooo:paragraph-rsid="005715ee" style:font-style-asian="normal" style:font-style-complex="normal"/>
    </style:style>
    <style:style style:name="P22" style:family="paragraph" style:parent-style-name="Text_20_body">
      <style:paragraph-properties fo:text-align="start" style:justify-single-word="false"/>
      <style:text-properties style:font-name="Georgia" fo:font-style="normal" officeooo:rsid="006542e6" officeooo:paragraph-rsid="006542e6" style:font-style-asian="normal" style:font-style-complex="normal"/>
    </style:style>
    <style:style style:name="P23" style:family="paragraph" style:parent-style-name="Text_20_body">
      <style:paragraph-properties fo:text-align="center" style:justify-single-word="false"/>
      <style:text-properties style:font-name="Georgia" fo:font-style="normal" officeooo:rsid="006542e6" officeooo:paragraph-rsid="006542e6" style:font-style-asian="normal" style:font-style-complex="normal"/>
    </style:style>
    <style:style style:name="P24" style:family="paragraph" style:parent-style-name="Text_20_body">
      <style:paragraph-properties fo:text-align="start" style:justify-single-word="false"/>
      <style:text-properties style:font-name="Georgia" fo:font-style="normal" officeooo:rsid="006a84a5" officeooo:paragraph-rsid="006a84a5" style:font-style-asian="normal" style:font-style-complex="normal"/>
    </style:style>
    <style:style style:name="P25" style:family="paragraph" style:parent-style-name="Text_20_body">
      <style:paragraph-properties fo:text-align="center" style:justify-single-word="false"/>
      <style:text-properties style:font-name="Georgia" fo:font-style="normal" officeooo:rsid="006a84a5" officeooo:paragraph-rsid="006a84a5" style:font-style-asian="normal" style:font-style-complex="normal"/>
    </style:style>
    <style:style style:name="T1" style:family="text">
      <style:text-properties officeooo:rsid="000fe832"/>
    </style:style>
    <style:style style:name="T2" style:family="text">
      <style:text-properties officeooo:rsid="00109bd4"/>
    </style:style>
    <style:style style:name="T3" style:family="text">
      <style:text-properties officeooo:rsid="001141b5"/>
    </style:style>
    <style:style style:name="T4" style:family="text">
      <style:text-properties officeooo:rsid="00126b26"/>
    </style:style>
    <style:style style:name="T5" style:family="text">
      <style:text-properties officeooo:rsid="001315d2"/>
    </style:style>
    <style:style style:name="T6" style:family="text">
      <style:text-properties officeooo:rsid="00139bc3"/>
    </style:style>
    <style:style style:name="T7" style:family="text">
      <style:text-properties officeooo:rsid="00155519"/>
    </style:style>
    <style:style style:name="T8" style:family="text">
      <style:text-properties fo:font-style="italic" officeooo:rsid="00155519" style:font-style-asian="italic" style:font-style-complex="italic"/>
    </style:style>
    <style:style style:name="T9" style:family="text">
      <style:text-properties fo:font-style="italic" officeooo:rsid="00170890" style:font-style-asian="italic" style:font-style-complex="italic"/>
    </style:style>
    <style:style style:name="T10" style:family="text">
      <style:text-properties fo:font-style="italic" officeooo:rsid="0018ba36" style:font-style-asian="italic" style:font-style-complex="italic"/>
    </style:style>
    <style:style style:name="T11" style:family="text">
      <style:text-properties fo:font-style="italic" officeooo:rsid="0019c147" style:font-style-asian="italic" style:font-style-complex="italic"/>
    </style:style>
    <style:style style:name="T12" style:family="text">
      <style:text-properties fo:font-style="italic" officeooo:rsid="001ced63" style:font-style-asian="italic" style:font-style-complex="italic"/>
    </style:style>
    <style:style style:name="T13" style:family="text">
      <style:text-properties fo:font-style="italic" officeooo:rsid="0027190b" style:font-style-asian="italic" style:font-style-complex="italic"/>
    </style:style>
    <style:style style:name="T14" style:family="text">
      <style:text-properties fo:font-style="italic" officeooo:rsid="002a8704" style:font-style-asian="italic" style:font-style-complex="italic"/>
    </style:style>
    <style:style style:name="T15" style:family="text">
      <style:text-properties fo:font-style="italic" officeooo:rsid="00392152" style:font-style-asian="italic" style:font-style-complex="italic"/>
    </style:style>
    <style:style style:name="T16" style:family="text">
      <style:text-properties fo:font-style="italic" officeooo:rsid="003a0eae" style:font-style-asian="italic" style:font-style-complex="italic"/>
    </style:style>
    <style:style style:name="T17" style:family="text">
      <style:text-properties fo:font-style="italic" officeooo:rsid="0049d1ab" style:font-style-asian="italic" style:font-style-complex="italic"/>
    </style:style>
    <style:style style:name="T18" style:family="text">
      <style:text-properties fo:font-style="italic" officeooo:rsid="004bc68a" style:font-style-asian="italic" style:font-style-complex="italic"/>
    </style:style>
    <style:style style:name="T19" style:family="text">
      <style:text-properties fo:font-style="italic" officeooo:rsid="0051e605" style:font-style-asian="italic" style:font-style-complex="italic"/>
    </style:style>
    <style:style style:name="T20" style:family="text">
      <style:text-properties fo:font-style="italic" officeooo:rsid="005a0a90" style:font-style-asian="italic" style:font-style-complex="italic"/>
    </style:style>
    <style:style style:name="T21" style:family="text">
      <style:text-properties fo:font-style="italic" officeooo:rsid="006dacb8"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155519" style:font-style-asian="normal" style:font-style-complex="normal"/>
    </style:style>
    <style:style style:name="T24" style:family="text">
      <style:text-properties fo:font-style="normal" officeooo:rsid="00170890" style:font-style-asian="normal" style:font-style-complex="normal"/>
    </style:style>
    <style:style style:name="T25" style:family="text">
      <style:text-properties fo:font-style="normal" officeooo:rsid="0018ba36" style:font-style-asian="normal" style:font-style-complex="normal"/>
    </style:style>
    <style:style style:name="T26" style:family="text">
      <style:text-properties fo:font-style="normal" officeooo:rsid="0019c147" style:font-style-asian="normal" style:font-style-complex="normal"/>
    </style:style>
    <style:style style:name="T27" style:family="text">
      <style:text-properties fo:font-style="normal" officeooo:rsid="001b3ccc" style:font-style-asian="normal" style:font-style-complex="normal"/>
    </style:style>
    <style:style style:name="T28" style:family="text">
      <style:text-properties fo:font-style="normal" officeooo:rsid="001ced63" style:font-style-asian="normal" style:font-style-complex="normal"/>
    </style:style>
    <style:style style:name="T29" style:family="text">
      <style:text-properties fo:font-style="normal" officeooo:rsid="001d544c" style:font-style-asian="normal" style:font-style-complex="normal"/>
    </style:style>
    <style:style style:name="T30" style:family="text">
      <style:text-properties fo:font-style="normal" officeooo:rsid="001d5fd8" style:font-style-asian="normal" style:font-style-complex="normal"/>
    </style:style>
    <style:style style:name="T31" style:family="text">
      <style:text-properties fo:font-style="normal" officeooo:rsid="001dba7e" style:font-style-asian="normal" style:font-style-complex="normal"/>
    </style:style>
    <style:style style:name="T32" style:family="text">
      <style:text-properties fo:font-style="normal" officeooo:rsid="001f5e6f" style:font-style-asian="normal" style:font-style-complex="normal"/>
    </style:style>
    <style:style style:name="T33" style:family="text">
      <style:text-properties fo:font-style="normal" officeooo:rsid="001fc135" style:font-style-asian="normal" style:font-style-complex="normal"/>
    </style:style>
    <style:style style:name="T34" style:family="text">
      <style:text-properties fo:font-style="normal" officeooo:rsid="00229058" style:font-style-asian="normal" style:font-style-complex="normal"/>
    </style:style>
    <style:style style:name="T35" style:family="text">
      <style:text-properties fo:font-style="normal" officeooo:rsid="00243e3e" style:font-style-asian="normal" style:font-style-complex="normal"/>
    </style:style>
    <style:style style:name="T36" style:family="text">
      <style:text-properties fo:font-style="normal" officeooo:rsid="0027190b" style:font-style-asian="normal" style:font-style-complex="normal"/>
    </style:style>
    <style:style style:name="T37" style:family="text">
      <style:text-properties fo:font-style="normal" officeooo:rsid="0028ec97" style:font-style-asian="normal" style:font-style-complex="normal"/>
    </style:style>
    <style:style style:name="T38" style:family="text">
      <style:text-properties fo:font-style="normal" officeooo:rsid="002a8704" style:font-style-asian="normal" style:font-style-complex="normal"/>
    </style:style>
    <style:style style:name="T39" style:family="text">
      <style:text-properties fo:font-style="normal" officeooo:rsid="002b77c5" style:font-style-asian="normal" style:font-style-complex="normal"/>
    </style:style>
    <style:style style:name="T40" style:family="text">
      <style:text-properties fo:font-style="normal" officeooo:rsid="002d6f80" style:font-style-asian="normal" style:font-style-complex="normal"/>
    </style:style>
    <style:style style:name="T41" style:family="text">
      <style:text-properties fo:font-style="normal" officeooo:rsid="002d918b" style:font-style-asian="normal" style:font-style-complex="normal"/>
    </style:style>
    <style:style style:name="T42" style:family="text">
      <style:text-properties fo:font-style="normal" officeooo:rsid="002e9e48" style:font-style-asian="normal" style:font-style-complex="normal"/>
    </style:style>
    <style:style style:name="T43" style:family="text">
      <style:text-properties fo:font-style="normal" officeooo:rsid="002f3943" style:font-style-asian="normal" style:font-style-complex="normal"/>
    </style:style>
    <style:style style:name="T44" style:family="text">
      <style:text-properties fo:font-style="normal" officeooo:rsid="002f47d6" style:font-style-asian="normal" style:font-style-complex="normal"/>
    </style:style>
    <style:style style:name="T45" style:family="text">
      <style:text-properties fo:font-style="normal" officeooo:rsid="002fe555" style:font-style-asian="normal" style:font-style-complex="normal"/>
    </style:style>
    <style:style style:name="T46" style:family="text">
      <style:text-properties fo:font-style="normal" officeooo:rsid="00316709" style:font-style-asian="normal" style:font-style-complex="normal"/>
    </style:style>
    <style:style style:name="T47" style:family="text">
      <style:text-properties fo:font-style="normal" officeooo:rsid="00328ceb" style:font-style-asian="normal" style:font-style-complex="normal"/>
    </style:style>
    <style:style style:name="T48" style:family="text">
      <style:text-properties fo:font-style="normal" officeooo:rsid="0032fdd8" style:font-style-asian="normal" style:font-style-complex="normal"/>
    </style:style>
    <style:style style:name="T49" style:family="text">
      <style:text-properties fo:font-style="normal" officeooo:rsid="003eb174" style:font-style-asian="normal" style:font-style-complex="normal"/>
    </style:style>
    <style:style style:name="T50" style:family="text">
      <style:text-properties style:font-name="Georgia" fo:font-style="normal" officeooo:rsid="0032fdd8" style:font-style-asian="normal" style:font-style-complex="normal"/>
    </style:style>
    <style:style style:name="T51" style:family="text">
      <style:text-properties style:font-name="Georgia" fo:font-style="normal" officeooo:rsid="00346a4b" style:font-style-asian="normal" style:font-style-complex="normal"/>
    </style:style>
    <style:style style:name="T52" style:family="text">
      <style:text-properties style:font-name="Georgia" fo:font-style="normal" officeooo:rsid="0035a44d" style:font-style-asian="normal" style:font-style-complex="normal"/>
    </style:style>
    <style:style style:name="T53" style:family="text">
      <style:text-properties officeooo:rsid="0037ff91"/>
    </style:style>
    <style:style style:name="T54" style:family="text">
      <style:text-properties officeooo:rsid="00392152"/>
    </style:style>
    <style:style style:name="T55" style:family="text">
      <style:text-properties officeooo:rsid="003a0eae"/>
    </style:style>
    <style:style style:name="T56" style:family="text">
      <style:text-properties officeooo:rsid="003bd799"/>
    </style:style>
    <style:style style:name="T57" style:family="text">
      <style:text-properties officeooo:rsid="003d1239"/>
    </style:style>
    <style:style style:name="T58" style:family="text">
      <style:text-properties officeooo:rsid="003f8264"/>
    </style:style>
    <style:style style:name="T59" style:family="text">
      <style:text-properties officeooo:rsid="00406bab"/>
    </style:style>
    <style:style style:name="T60" style:family="text">
      <style:text-properties officeooo:rsid="0041ed78"/>
    </style:style>
    <style:style style:name="T61" style:family="text">
      <style:text-properties officeooo:rsid="0043d107"/>
    </style:style>
    <style:style style:name="T62" style:family="text">
      <style:text-properties officeooo:rsid="00442b0f"/>
    </style:style>
    <style:style style:name="T63" style:family="text">
      <style:text-properties officeooo:rsid="004592da"/>
    </style:style>
    <style:style style:name="T64" style:family="text">
      <style:text-properties officeooo:rsid="0046cce0"/>
    </style:style>
    <style:style style:name="T65" style:family="text">
      <style:text-properties officeooo:rsid="0047e796"/>
    </style:style>
    <style:style style:name="T66" style:family="text">
      <style:text-properties officeooo:rsid="0049d1ab"/>
    </style:style>
    <style:style style:name="T67" style:family="text">
      <style:text-properties officeooo:rsid="004a7860"/>
    </style:style>
    <style:style style:name="T68" style:family="text">
      <style:text-properties officeooo:rsid="004bc68a"/>
    </style:style>
    <style:style style:name="T69" style:family="text">
      <style:text-properties officeooo:rsid="004c1733"/>
    </style:style>
    <style:style style:name="T70" style:family="text">
      <style:text-properties officeooo:rsid="004e3122"/>
    </style:style>
    <style:style style:name="T71" style:family="text">
      <style:text-properties officeooo:rsid="004e6f6a"/>
    </style:style>
    <style:style style:name="T72" style:family="text">
      <style:text-properties officeooo:rsid="004f16f8"/>
    </style:style>
    <style:style style:name="T73" style:family="text">
      <style:text-properties officeooo:rsid="004ff653"/>
    </style:style>
    <style:style style:name="T74" style:family="text">
      <style:text-properties officeooo:rsid="0051e605"/>
    </style:style>
    <style:style style:name="T75" style:family="text">
      <style:text-properties officeooo:rsid="00553654"/>
    </style:style>
    <style:style style:name="T76" style:family="text">
      <style:text-properties officeooo:rsid="005538a4"/>
    </style:style>
    <style:style style:name="T77" style:family="text">
      <style:text-properties officeooo:rsid="0057725d"/>
    </style:style>
    <style:style style:name="T78" style:family="text">
      <style:text-properties officeooo:rsid="00588e1c"/>
    </style:style>
    <style:style style:name="T79" style:family="text">
      <style:text-properties officeooo:rsid="005a0a90"/>
    </style:style>
    <style:style style:name="T80" style:family="text">
      <style:text-properties officeooo:rsid="005a8690"/>
    </style:style>
    <style:style style:name="T81" style:family="text">
      <style:text-properties officeooo:rsid="005b27b6"/>
    </style:style>
    <style:style style:name="T82" style:family="text">
      <style:text-properties officeooo:rsid="005c356e"/>
    </style:style>
    <style:style style:name="T83" style:family="text">
      <style:text-properties officeooo:rsid="005def3e"/>
    </style:style>
    <style:style style:name="T84" style:family="text">
      <style:text-properties officeooo:rsid="005e0b75"/>
    </style:style>
    <style:style style:name="T85" style:family="text">
      <style:text-properties officeooo:rsid="005fb4a4"/>
    </style:style>
    <style:style style:name="T86" style:family="text">
      <style:text-properties officeooo:rsid="00617257"/>
    </style:style>
    <style:style style:name="T87" style:family="text">
      <style:text-properties officeooo:rsid="00624394"/>
    </style:style>
    <style:style style:name="T88" style:family="text">
      <style:text-properties officeooo:rsid="00629693"/>
    </style:style>
    <style:style style:name="T89" style:family="text">
      <style:text-properties officeooo:rsid="006301fa"/>
    </style:style>
    <style:style style:name="T90" style:family="text">
      <style:text-properties officeooo:rsid="0063554a"/>
    </style:style>
    <style:style style:name="T91" style:family="text">
      <style:text-properties officeooo:rsid="006650b6"/>
    </style:style>
    <style:style style:name="T92" style:family="text">
      <style:text-properties officeooo:rsid="0066bc03"/>
    </style:style>
    <style:style style:name="T93" style:family="text">
      <style:text-properties officeooo:rsid="00685d92"/>
    </style:style>
    <style:style style:name="T94" style:family="text">
      <style:text-properties officeooo:rsid="006919fc"/>
    </style:style>
    <style:style style:name="T95" style:family="text">
      <style:text-properties officeooo:rsid="0069a254"/>
    </style:style>
    <style:style style:name="T96" style:family="text">
      <style:text-properties officeooo:rsid="006c434b"/>
    </style:style>
    <style:style style:name="T97" style:family="text">
      <style:text-properties officeooo:rsid="006dacb8"/>
    </style:style>
    <style:style style:name="T98" style:family="text">
      <style:text-properties officeooo:rsid="006ece89"/>
    </style:style>
    <style:style style:name="T99" style:family="text">
      <style:text-properties officeooo:rsid="006f8e7c"/>
    </style:style>
    <style:style style:name="T100" style:family="text">
      <style:text-properties officeooo:rsid="007124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World Eater</text:p>
      <text:p text:style-name="P3">218</text:p>
      <text:p text:style-name="P4">by Kyle Eggleston</text:p>
      <text:p text:style-name="P4"/>
      <text:p text:style-name="P6"><text:tab/><text:span text:style-name="T1">Jack O’Brien and Jeff Killpack were playing a game of Sun Disc. It was a simple game, the first player to drop the disc after it being served to them, lost. </text:span><text:span text:style-name="T2">The disc deflected off the wall, Jack shot it with what looked like an ancient earth toy known as a slingshot. Instead of throwing rocks, it generated an energy beam that hit the disc. </text:span><text:span text:style-name="T3">The disc flew to the far end of the gym. Jeff had to run to make the shot, which he missed.</text:span></text:p>
      <text:p text:style-name="P6"><text:tab/>“<text:span text:style-name="T3">Four to three.” Jack shouted in triumph. “That’s game!”</text:span></text:p>
      <text:p text:style-name="P6"><text:tab/><text:span text:style-name="T4">Jeff grinned. “Yeah, you win again. Good game.” He said. “Same time next week?”</text:span></text:p>
      <text:p text:style-name="P6"><text:tab/><text:span text:style-name="T4">Jack returned the smile. “Yeah, sounds good to me.”</text:span></text:p>
      <text:p text:style-name="P6"><text:tab/><text:span text:style-name="T5">Jeff walked out of the gym.</text:span></text:p>
      <text:p text:style-name="P6"><text:tab/>“<text:span text:style-name="T5">I thought he’d never leave.” Ketish said.</text:span></text:p>
      <text:p text:style-name="P6"><text:tab/><text:span text:style-name="T5">Jack sighed. Another visit from hologram Ketish that only he could see and hear. Just perfect. </text:span><text:span text:style-name="T6">What did he want today? There was only one way of finding that out.</text:span></text:p>
      <text:p text:style-name="P6"><text:tab/>“<text:span text:style-name="T6">What do you want Ketish?” Jack asked. </text:span><text:span text:style-name="T7">In a way he </text:span><text:span text:style-name="T8">didn’t</text:span><text:span text:style-name="T23"> want to know the answer, but deep down he really did want to know. Because that’s how Jack’s mind worked. The deeper the information the worse things seemed to get. </text:span><text:span text:style-name="T8">Bring on the bad news.</text:span><text:span text:style-name="T23"> Jack thought.</text:span></text:p>
      <text:p text:style-name="P6"><text:span text:style-name="T23"><text:tab/></text:span><text:span text:style-name="T24">Ketish frowned. “Right to the point.” He said. “Never time to catch up on old times. Never a chance to ask how are you today Ketish? How are things going on Dubor and the world you are taking care of? Never anything like that.” He sighed. “Oh well. A world eater is coming to Shuka. I thought you should know. You </text:span><text:span text:style-name="T9">are</text:span><text:span text:style-name="T24"> taking care of that cursed planet.”</text:span></text:p>
      <text:p text:style-name="P6"><text:span text:style-name="T24"><text:tab/></text:span><text:span text:style-name="T25">Jack stared Ketish in the eyes. </text:span><text:span text:style-name="T10">World Eater</text:span><text:span text:style-name="T25">? He thought. </text:span><text:span text:style-name="T10">What the hell is that</text:span><text:span text:style-name="T25">?</text:span></text:p>
      <text:p text:style-name="P9"><text:tab/>Ketish could read Jack’s mind. “A world eater is exactly as it sounds Jack. It destroys worlds. Quite effectively I might add. I wish we had one in our arsenal. It would make taking over planets so much easier. Can’t have an uprising if everyone is dead.”</text:p>
      <text:p text:style-name="P6"><text:span text:style-name="T25"><text:tab/></text:span><text:span text:style-name="T26">Jack folded his arms. “Is that the weapon you used on the eighth planet in this star cluster?” He accused Ketish of the destruction of a planet, he </text:span><text:span text:style-name="T11">knew</text:span><text:span text:style-name="T26"> Ketish had something to do with it. He had been on the ship in orbit when the attack happened.</text:span></text:p>
      <text:p text:style-name="P6"><text:soft-page-break/><text:span text:style-name="T26"><text:tab/>Ketish shook his head. “No, the </text:span><text:span text:style-name="T49">W</text:span><text:span text:style-name="T26">orld </text:span><text:span text:style-name="T49">E</text:span><text:span text:style-name="T26">ater would have made quick work of that planet. What we left behind was nothing compared to what the </text:span><text:span text:style-name="T49">W</text:span><text:span text:style-name="T26">orld </text:span><text:span text:style-name="T49">E</text:span><text:span text:style-name="T26">ater can do.” He paused. “Total destruction. It can kill an entire star system in an hour. Shuka is doomed. After they destroy Shuka, they will come after Dubor. You cannot allow that to happen major.” He said. “Save us. </text:span><text:span text:style-name="T30">Please.</text:span><text:span text:style-name="T26">”</text:span></text:p>
      <text:p text:style-name="P6"><text:span text:style-name="T26"><text:tab/></text:span><text:span text:style-name="T30">Ketish wasn’t known for saying please. The plea for aid seemed genuine to Jack. He was taken back by the plea. It scared him a little as well. </text:span><text:span text:style-name="T31">Jack would have to give it some thought. If the threat was real, he would protect Shuka at all costs and as a result protect Dubor and the other planets in the Comeki Star System.</text:span></text:p>
      <text:p text:style-name="P6"><text:span text:style-name="T27"><text:tab/></text:span><text:span text:style-name="T28">The holographic image of Ketish vanished.</text:span></text:p>
      <text:p text:style-name="P6"><text:span text:style-name="T28"><text:tab/>In a way Jack wished others could see the mental hologram of Ketish that he saw. At least he could go to </text:span><text:span text:style-name="T12">someone</text:span><text:span text:style-name="T28"> and tell them what was going on. Without evidence, no one would believe him. </text:span><text:span text:style-name="T29">He would look like a crazy man, Jack didn’t need for that to happen.</text:span></text:p>
      <text:p text:style-name="P6"><text:span text:style-name="T29"><text:tab/>“</text:span><text:span text:style-name="T32">O’Brien to the senior staff. Meet me in my office, immediately.” Jack said into his comm unit. </text:span><text:span text:style-name="T33">He left the gym.</text:span></text:p>
      <text:p text:style-name="P6"><text:span text:style-name="T33"/></text:p>
      <text:p text:style-name="P8"><text:span text:style-name="T33">* </text:span><text:span text:style-name="T22">* *</text:span></text:p>
      <text:p text:style-name="P8"><text:span text:style-name="T22"/></text:p>
      <text:p text:style-name="P10"><text:tab/>Jack’s office was filled with the senior staff when he walked in. Jack leaned forward in his chair, he was seated at his desk. Looking around the room, all eyes were on him. Their mouths dropped open, Jack had just told them all about the World Eater that Ketish had warned him about.</text:p>
      <text:p text:style-name="P7"><text:span text:style-name="T22"><text:tab/>“</text:span><text:span text:style-name="T34">You’re shitting me.” Madison finally said breaking the silence.</text:span></text:p>
      <text:p text:style-name="P7"><text:span text:style-name="T34"><text:tab/></text:span><text:span text:style-name="T35">Jack shook his head. “Nope. Not shitting you. A World Eater is on its way to Shuka as we speak. We have to find out as much as we can about it and stop it from destroying the planets in this system.” It seemed simple when he spoke it aloud, but it was much more complex than it seemed.</text:span></text:p>
      <text:p text:style-name="P7"><text:span text:style-name="T35"><text:tab/></text:span><text:span text:style-name="T36">Norev sighed. “The World Eater is a myth among my people.” She said. “Who did you say gave you this information again?”</text:span></text:p>
      <text:p text:style-name="P7"><text:span text:style-name="T36"><text:tab/>Jack shook his head. “I didn’t say.” He said. “I would rather </text:span><text:span text:style-name="T13">not</text:span><text:span text:style-name="T36"> say at this moment.” </text:span><text:span text:style-name="T37">The less they knew about Ketish’s transmissions the better. At least until circumstances indicated otherwise.</text:span></text:p>
      <text:p text:style-name="P7"><text:span text:style-name="T37"><text:tab/></text:span><text:span text:style-name="T38">Nokev was put off. It was unlike Jack to </text:span><text:span text:style-name="T14">not</text:span><text:span text:style-name="T38"> say where his source was from. She would have to have words with him later. </text:span><text:span text:style-name="T40">Yes, she would have words with him.</text:span></text:p>
      <text:p text:style-name="P7"><text:soft-page-break/><text:span text:style-name="T38"><text:tab/></text:span><text:span text:style-name="T39">Grilka eyed Jack, she could tell something was up. She knew him better than anyone else in the room did. Whatever was on his mind, he was not saying it out loud. He was keeping something hidden deep inside, so deep he wasn’t even showing it. </text:span><text:span text:style-name="T41">Grilka kept a keen eye on her lover.</text:span></text:p>
      <text:p text:style-name="P7"><text:span text:style-name="T41"><text:tab/>“</text:span><text:span text:style-name="T42">I’ll have Med Bay prepped for any casualties coming in.” Doc Allen said. “</text:span><text:span text:style-name="T43">Obviously a thing as big as a World Eater won’t come alone. It will have some kind of escort to protect it. That means the station will be firing and being fired upon.”</text:span></text:p>
      <text:p text:style-name="P7"><text:span text:style-name="T43"><text:tab/>Jack nodded. “Yes. </text:span><text:span text:style-name="T44">That’s to be expected.</text:span><text:span text:style-name="T43">”</text:span></text:p>
      <text:p text:style-name="P7"><text:span text:style-name="T43"><text:tab/></text:span><text:span text:style-name="T44">Jeff sighed. “Oh boy. oh boy. oh boy.” He said. “Shit is going to hit the fan.”</text:span></text:p>
      <text:p text:style-name="P7"><text:span text:style-name="T44"><text:tab/></text:span><text:span text:style-name="T45">Jack looked at Norev and focused on her. “You said the World Eater was a myth, probably stories to scare children into going to bed at night. What does the myth entail exactly?”</text:span></text:p>
      <text:p text:style-name="P7"><text:span text:style-name="T45"><text:tab/></text:span><text:span text:style-name="T46">Norev breathed in deeply. “It’s been a while, let me see what I can remember.” She paused for a moment. “There are rumors that a space faring entity would come to different worlds and simply consume them. All resources on the world would be depleted. All life on the world destroyed. Eventually layer by layer the world itself would be destroyed.” </text:span><text:span text:style-name="T47">Her eyes seemed distant, her lips trembled. “If it is true? If the World Eater is coming? Your station won’t even survive the attack. We are doomed.”</text:span></text:p>
      <text:p text:style-name="P7"><text:span text:style-name="T47"><text:tab/>“A planet wide evacuation is in order.” Matt Allen said. “</text:span><text:span text:style-name="T48">How much time do we have?”</text:span></text:p>
      <text:p text:style-name="P20"><text:span text:style-name="T50"><text:tab/>Jack shrugged. “I haven’t a clue. Could be hours, could be days.” </text:span><text:span text:style-name="T51">Standing from his chair, he turned t face a wall monitor. “Computer. Access the long range sensor array, is there anything on a direct course for the Shuka planet?”</text:span></text:p>
      <text:p text:style-name="P11"><text:tab/>The computer whirled and beeped a few moments before responding. “Affirmative.” It finally said. “An unknown vessel is on a direct path to Shuka.”</text:p>
      <text:p text:style-name="P19"><text:span text:style-name="T51"><text:tab/></text:span><text:span text:style-name="T52">Jack turned to his people. “There you have it.” He said. “Computer, what is that ships ETA?” He wanted to know how much time he had to prepare for an attack. Maybe they had time to evacuate the planet, maybe they didn’t. Would they have time to call in reinforcements? There was no way of telling until the computer came up with a response.</text:span></text:p>
      <text:p text:style-name="P12"><text:tab/>“One Solar Day.” The computer replied.</text:p>
      <text:p text:style-name="P12"><text:tab/><text:span text:style-name="T53">Jack gasped. “Well there you have it.” He said. “We don’t have time for reinforcements to arrive from Earth. So that is out of the question. We’re in trouble people.” He looked around at the eyes of those focused on him. </text:span><text:span text:style-name="T54">They all said the same thing. </text:span><text:span text:style-name="T15">We’re with you. No matter what the hell happens, we’ve got your back.</text:span><text:span text:style-name="T54"> Jack was grateful for that sentiment.</text:span></text:p>
      <text:p text:style-name="P12"><text:tab/><text:span text:style-name="T54">Grilka spoke up. “Ketish should have some warships he can spare.” She suggested.</text:span></text:p>
      <text:p text:style-name="P12"><text:soft-page-break/><text:tab/><text:span text:style-name="T55">Jack nodded. </text:span><text:span text:style-name="T16">Maybe</text:span><text:span text:style-name="T55"> Ketish would help them out. He had a lot at stake too with this incoming attack. It wasn’t only the Shuka people in danger of being wiped out, it was all of the other planets in the star system as well. Dubor included.</text:span></text:p>
      <text:p text:style-name="P12"><text:tab/>“<text:span text:style-name="T56">I’ll contact him.” Grilka said. “</text:span><text:span text:style-name="T57">One less thing for you to do major.” She smiled.</text:span></text:p>
      <text:p text:style-name="P12"><text:tab/><text:span text:style-name="T57">Jack nodded. “Thanks.” He hated talking to Ketish. Especially now that the man could just pop in whenever he felt like it and strike up a conversation with Jack.</text:span></text:p>
      <text:p text:style-name="P12"><text:tab/>“<text:span text:style-name="T58">You should have asked me for help Jack.” Ketish said.</text:span></text:p>
      <text:p text:style-name="P12"><text:tab/><text:span text:style-name="T58">Jack turned around, sure enough Ketish was there projecting himself to Jack. “Shut up!” Jack screamed.</text:span></text:p>
      <text:p text:style-name="P12"><text:tab/><text:span text:style-name="T59">Everyone in the room looked at Jack, they were staring at him like he was mad. After a moment, Grilka walked up to Jack and put her hand on his shoulder. “Jack?”</text:span></text:p>
      <text:p text:style-name="P12"><text:tab/><text:span text:style-name="T59">Ketish put his finger up to his lips. “Shhhh. They can’t see or hear me. Try and pretend I’m not even here.”</text:span></text:p>
      <text:p text:style-name="P12"><text:tab/><text:span text:style-name="T59">Jack sighed. “It’s fine. I’m fine.” He turned back around to face his crew. Looking to Jeff, Jack did a deadpan. “Increase security throughout the station. I want to know if there are any unauthorized transmissions coming in or out of this station.” Looking to the others he nodded. “You have your orders. Move.”</text:span></text:p>
      <text:p text:style-name="P12"><text:tab/><text:span text:style-name="T59">His senior officers left the office leaving Jack and Ketish a moment alone to talk.</text:span></text:p>
      <text:p text:style-name="P12"><text:tab/>“<text:span text:style-name="T60">Oh your security chief won’t be able to track this signal.” Ketish said. “There is no signal to track. I’m all in your mind. I lied when I told you I was transmitting from the Dubor home world. It just seemed easier that way.” He grinned. “</text:span><text:span text:style-name="T63">But now you know the truth. </text:span><text:span text:style-name="T64">Doesn’t it feel … freeing?</text:span><text:span text:style-name="T63">”</text:span></text:p>
      <text:p text:style-name="P12"><text:tab/><text:span text:style-name="T61">Jack frowned. “You lying son of a bitch!” He exclaimed. “I really can never trust you, can I?”</text:span></text:p>
      <text:p text:style-name="P12"><text:tab/><text:span text:style-name="T62">The image of </text:span><text:span text:style-name="T61">Ketish shrugged. “I don’t know Jack, trusting me is all up to you. I can’t force you to trust me just like you can’t force me to not believe in the prophecy. That’s just how things are meant to be.”</text:span></text:p>
      <text:p text:style-name="P12"><text:tab/>“<text:span text:style-name="T65">What kind of information are you transmitting back to the real Ketish about me?” Jack asked. He was genuinely concerned with what Ketish knew about him. If the hologram was inside Jack’s brain, he knew everything Jack knew. It was unnerving.</text:span></text:p>
      <text:p text:style-name="P12"><text:tab/><text:span text:style-name="T66">Ketish continued to grin. “Oh, nothing gets transmitted back to </text:span><text:span text:style-name="T17">him</text:span><text:span text:style-name="T66">.” He said. “At least not yet. In order to do that we’d have to remove the chip in your brain and well, to be blunt, that would kill you.” He paused and then frowned. “I don’t want to see you dead Jack. So let’s just keep it </text:span><text:span text:style-name="T17">our little secret</text:span><text:span text:style-name="T66">, for now.” He vanished.</text:span></text:p>
      <text:p text:style-name="P12"><text:soft-page-break/><text:tab/><text:span text:style-name="T67">Jack wasn’t sure if Ketish was lying to him again. He would have to take him at his word, for now. That thought alone bothered Jack. A man can only die so many times before he doesn’t trust someone again. Usually that’s only once. </text:span><text:span text:style-name="T68">It only made sense to Jack.</text:span></text:p>
      <text:p text:style-name="P12"><text:tab/><text:span text:style-name="T68">Sitting down at his desk, Jack spun around in his chair for a moment to get the feeling back in him, to get the blood pumping. He wanted to feel alive. Then that daunting word came back to his mind, </text:span><text:span text:style-name="T18">clone</text:span><text:span text:style-name="T68">. He was a clone. Not the real thing, not the genuine article, not the real McCoy. He was just what he was, an </text:span><text:span text:style-name="T69">impostor, and that was the truth to it all.</text:span></text:p>
      <text:p text:style-name="P12"/>
      <text:p text:style-name="P15">* * *</text:p>
      <text:p text:style-name="P15"/>
      <text:p text:style-name="P13"><text:tab/>Grilka entered her quarters. “Computer seal doors.” She said.</text:p>
      <text:p text:style-name="P13"><text:tab/>“Door sealed.”</text:p>
      <text:p text:style-name="P13"><text:tab/>Activating her computer console, Grilka entered in a few commands. “Establish a communication link to the following coordinates. Dubor home world. Attention Ketish. Urgent.”</text:p>
      <text:p text:style-name="P13"><text:tab/>“Link established.”</text:p>
      <text:p text:style-name="P13"><text:tab/>Grilka waited for a response.</text:p>
      <text:p text:style-name="P13"><text:tab/><text:span text:style-name="T70">Ketish appeared on the monitor before her. “Wench.” He said. “So you finally decide to contact me. What do you want?”</text:span></text:p>
      <text:p text:style-name="P13"><text:tab/>“<text:span text:style-name="T71">Send your warships.” Grilka said. “You need to send backup to end this World Eater that threatens the Comeki Star System.”</text:span></text:p>
      <text:p text:style-name="P13"><text:tab/>“<text:span text:style-name="T71">Do I now?” Ketish said. “</text:span><text:span text:style-name="T72">Wasn’t my warning about the World Eater enough? Now you want more of me.” He sighed. “How many ships do you want me to send? I do have borders to protect you know.”</text:span></text:p>
      <text:p text:style-name="P13"><text:tab/><text:span text:style-name="T73">Grilka threw a vase across the room, it shattered in thousands of pieces. “If you don’t help out, you won’t have any borders to protect! Did you ever think about that?”</text:span></text:p>
      <text:p text:style-name="P13"><text:tab/><text:span text:style-name="T73">Ketish drew in a deep breath. “You’ve gotten more aggressive since we last spoke. It suits you.” He said. It wasn’t meant as a compliment, more of an observation than anything else.</text:span></text:p>
      <text:p text:style-name="P13"><text:tab/><text:span text:style-name="T74">Grilka stared him down. “How. Many. Warships. Are. You. Sending.” She demanded.</text:span></text:p>
      <text:p text:style-name="P13"><text:tab/><text:span text:style-name="T74">Ketish gave in. “I can spare two warships. I will be there personally to make sure you and your </text:span><text:span text:style-name="T19">human</text:span><text:span text:style-name="T74"> friends don’t screw this up. We cannot become extinct!”</text:span></text:p>
      <text:p text:style-name="P13"><text:soft-page-break/><text:tab/><text:span text:style-name="T75">Grilka frowned. Two warships didn’t seem like it would be enough firepower to take down something as big as a World Eater, but it was better than nothing. “Agreed.” She said.</text:span></text:p>
      <text:p text:style-name="P16"><text:tab/>The channel closed.</text:p>
      <text:p text:style-name="P14"><text:tab/><text:span text:style-name="T76">Grilka contacted Major O’Brien and informed him about her conversation with Ketish. Needless to say he wasn’t thrilled about any of it, but would take whatever was offered to him. Two warships it was.</text:span></text:p>
      <text:p text:style-name="P14"/>
      <text:p text:style-name="P18">* * *</text:p>
      <text:p text:style-name="P18"/>
      <text:p text:style-name="P17"><text:tab/>Down in Main Engineering, Madison was hard at work making sure her Dock Workers were prepared for whatever was coming their way. She was looking over the station schematics analyzing them seeing where power could be diverted in an emergency, just in case.</text:p>
      <text:p text:style-name="P17"><text:tab/>“I want that shield generator to have a backup!” Madison yelled across the room.</text:p>
      <text:p text:style-name="P17"><text:tab/>A tech on the other side of the room nodded a confirmation. “Right, on it!” They got to work.</text:p>
      <text:p text:style-name="P17"><text:tab/><text:span text:style-name="T77">Madison wanted the shields they gutted from the Franklin to work. They just needed to work. That’s all that mattered most. If the shields failed, the station would fall and that was the last thing they needed to happen.</text:span></text:p>
      <text:p text:style-name="P17"><text:tab/><text:span text:style-name="T78">Madison opened a channel. “Park to Monson.”</text:span></text:p>
      <text:p text:style-name="P17"><text:tab/><text:span text:style-name="T78">Kate Monson’s voice came through the comm unit loud and clear. “Monson here, what’s up Madison?”</text:span></text:p>
      <text:p text:style-name="P17"><text:tab/>“<text:span text:style-name="T79">Just wondering where you were at the staff meeting. The major didn’t say anything, but your absence was noticed. What’s up with that?” Madison asked.</text:span></text:p>
      <text:p text:style-name="P17"><text:tab/><text:span text:style-name="T79">There was a long pause. Kate sighed. “I’ve been busy covering this damn threat to Shuka up here in C&amp;C. I thought my time would be best trying to research it instead of standing around in a damn meeting room. That okay with you </text:span><text:span text:style-name="T20">dock worker</text:span><text:span text:style-name="T79">?” The way she said dock worker was an insult.</text:span></text:p>
      <text:p text:style-name="P17"><text:tab/><text:span text:style-name="T80">Madison was taken back. She thought she had gained some respect in Kate’s eyes. Apparently not. “</text:span><text:span text:style-name="T83">Yes</text:span><text:span text:style-name="T80"> ma’am. Was just checking on you. That’s all. Park out.” </text:span><text:span text:style-name="T81">The channel closed.</text:span></text:p>
      <text:p text:style-name="P17"><text:tab/><text:span text:style-name="T82">Madison cursed. “Damn her!” She looked at a datapad, on it was a countdown clock. Twenty hours thirty minutes and change before the World Eater appeared.</text:span></text:p>
      <text:p text:style-name="P17"><text:soft-page-break/><text:tab/>“<text:span text:style-name="T84">Ma’am” another dock worker approached her. “The main reactor sub unit six needs to be replaced. The problem with that is, we don’t have time. It’s a twenty-four hour turn around to swap out the core and get a new one in there.”</text:span></text:p>
      <text:p text:style-name="P17"><text:tab/><text:span text:style-name="T84">Madison took a datapad from the dock worker and double checked their findings. “Shit.” She said as she realized it was right on the money. </text:span><text:span text:style-name="T85">She hated bad news like this. Talk about a downer. “Alright, </text:span><text:span text:style-name="T86">see if you can divert power around that conduit. Let’s see if we can do without.”</text:span></text:p>
      <text:p text:style-name="P17"><text:tab/><text:span text:style-name="T86">The dock worker nodded. “Aye ma’am.” They went on their way to do the work planned.</text:span></text:p>
      <text:p text:style-name="P17"><text:tab/><text:span text:style-name="T87">Diverting power was a tricky thing to do. If it wasn’t done right, half the station could be destroyed. Then who would be there to defend the Shuka planet? </text:span><text:span text:style-name="T88">No one. </text:span><text:span text:style-name="T89">Madison could feel the weight of the situation on her shoulders. There was so much that needed to get done and less than a day to get it done. She felt they were screwed. </text:span><text:span text:style-name="T90">No matter what would happen, they were going to be screwed.</text:span></text:p>
      <text:p text:style-name="P17"/>
      <text:p text:style-name="P23">* * *</text:p>
      <text:p text:style-name="P23"/>
      <text:p text:style-name="P22"><text:tab/>Up in C&amp;C Kate Monson was hard at work. After that annoying interruption, she was back at work. Opening a channel she spoke into it. “Crimson Gamma to U.S.S. Fresno. What’s your status lieutenant commander?”</text:p>
      <text:p text:style-name="P22"><text:tab/><text:span text:style-name="T91">Lieutenant Commander Don Clipper answered the hail. “Five by five commander.” He said. “Everything is on track, my power reserves have been checked and double checked. Our shields are at one hundred percent as are our weapons systems.” He said. “I think we’re ready for whatever the hell that’s coming. We’ll either take it out or die trying.”</text:span></text:p>
      <text:p text:style-name="P22"><text:tab/><text:span text:style-name="T91">Kate nodded. “Good job. C&amp;C out.” She smiled. At least something was going right for a change today. </text:span><text:span text:style-name="T92">She turned her attention to other matters that required her attention. There were at least twenty things to look at, all of them annoying. Talk about a crazy day to be alive on the edge of the frontier.</text:span></text:p>
      <text:p text:style-name="P22"><text:tab/><text:span text:style-name="T93">As she looked over the reports coming in, an alert sounded. “Warning, Dubor warships entering shield perimeter.” The computer announced.</text:span></text:p>
      <text:p text:style-name="P22"><text:tab/>“<text:span text:style-name="T93">What the hell?!” Kate yelled. “Someone, open a fracking channel to the lead ship. Now!” She demanded. It was more than an order, it was a demand. “</text:span><text:span text:style-name="T94">Lead Dubor ship, this is Commander Monson of Crimson Gamma. State your business for being so close to our station that I can smell your stench!”</text:span></text:p>
      <text:p text:style-name="P22"><text:soft-page-break/><text:tab/><text:span text:style-name="T94">Ketish appeared on the monitor. “Commander Monson.” He said. “We are here to help you fight off this World Eater that is coming your way. We were invited.” He paused. “If you want, we can simply turn around and forget this ever took place.”</text:span></text:p>
      <text:p text:style-name="P22"><text:tab/><text:span text:style-name="T94">Kate shook her head. “If you were invited, then that’s different. I’ll alert Major O’Brien that you are here. Just back your ships off a bit, you’re too close to our shield perimeter. I don’t like it.”</text:span></text:p>
      <text:p text:style-name="P22"><text:tab/><text:span text:style-name="T94">Ketish gave the order to back away slowly. “My apologies commander.” He said. “We will be more careful in the future.”</text:span></text:p>
      <text:p text:style-name="P22"><text:tab/><text:span text:style-name="T94">Kate smirked. “If there is a future.”</text:span></text:p>
      <text:p text:style-name="P22"><text:tab/>“<text:span text:style-name="T94">Indeed.” Ketish returned the sentiment.</text:span></text:p>
      <text:p text:style-name="P22"><text:tab/><text:span text:style-name="T95">The channel closed.</text:span></text:p>
      <text:p text:style-name="P22"><text:tab/><text:span text:style-name="T95">Kate pulled out her comm unit, “Monson to O’Brien. We have visitors.”</text:span></text:p>
      <text:p text:style-name="P22"/>
      <text:p text:style-name="P25">* * *</text:p>
      <text:p text:style-name="P25"/>
      <text:p text:style-name="P24"><text:tab/>Twenty hours later, O’Brien stood in C&amp;C. He waited for the enemy to knock at the door. He checked over data records, reports of the status of the station. <text:span text:style-name="T96">So far, everything was in order. The three star ships, two from Dubor one from Earth were in position. O’Brien contemplated on contacting the World Eater through all known channels. It was within range, only a half hour out.</text:span></text:p>
      <text:p text:style-name="P24"><text:tab/><text:span text:style-name="T21">What the hell</text:span><text:span text:style-name="T97">. O’Brien thought. He opened a channel.</text:span></text:p>
      <text:p text:style-name="P24"><text:tab/>“<text:span text:style-name="T97">Attention World Eater. This is Major Jack O’Brien in command of Crimson Gamma in orbit of the planet Shuka. The same planet you plan on destroying. Please respond.” </text:span><text:span text:style-name="T98">He waited for a response from the alien weapon, </text:span><text:span text:style-name="T99">assuming there was someone onboard actually steering the damn thing.</text:span></text:p>
      <text:p text:style-name="P24"><text:tab/><text:span text:style-name="T100">Kate began running scans on the approaching World Eater. “I’m reading an atmosphere on that thing with long range scanners. It is indeed a ship.” She reported. “It’s not a life form like we had theorize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7</text:page-number><text:s/>of <text:page-count>8</text:page-count>) <text:date style:data-style-name="N37" text:date-value="2026-02-07T16:48:53.396027516">02/07/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07T16:48:53.122194450</dc:date>
    <meta:editing-duration>PT7H33M31S</meta:editing-duration>
    <meta:editing-cycles>101</meta:editing-cycles>
    <meta:generator>LibreOffice/24.2.7.2$Linux_X86_64 LibreOffice_project/420$Build-2</meta:generator>
    <meta:print-date>2023-11-18T19:55:35.459000000</meta:print-date>
    <meta:printed-by>PDF files</meta:printed-by>
    <meta:document-statistic meta:table-count="0" meta:image-count="0" meta:object-count="0" meta:page-count="8" meta:paragraph-count="107" meta:word-count="3162" meta:character-count="17310" meta:non-whitespace-character-count="14158"/>
  </office:meta>
</office:document-meta>
</file>